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2"/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table:number-columns-repeated="3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table:number-columns-repeated="4" office:value-type="float" office:value="87" calcext:value-type="float">
            <text:p>8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table:number-columns-repeated="4" office:value-type="float" office:value="83" calcext:value-type="float">
            <text:p>8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table:number-columns-repeated="3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number-columns-repeated="3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6380"/>
        </table:table-row>
        <table:table-row table:style-name="ro2" table:number-rows-repeated="10453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2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2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/>
    <meta:creation-date>2006-09-28T05:33:49Z</meta:creation-date>
    <dc:date>2025-02-10T12:39:33.717237300</dc:date>
    <meta:editing-duration>PT31S</meta:editing-duration>
    <meta:editing-cycles>1</meta:editing-cycles>
    <meta:document-statistic meta:table-count="3" meta:cell-count="12800" meta:object-count="0"/>
  </office:meta>
</office:document-meta>
</file>